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officeooo:rsid="009b1198"/>
    </style:style>
    <style:style style:name="T7" style:family="text">
      <style:text-properties officeooo:rsid="00a7ae10"/>
    </style:style>
    <style:style style:name="T8" style:family="text">
      <style:text-properties fo:font-variant="small-caps" style:font-name="Ringside Regular1" fo:font-weight="250" officeooo:rsid="00a92738" style:font-weight-asian="normal" style:font-weight-complex="normal"/>
    </style:style>
    <style:style style:name="T9" style:family="text">
      <style:text-properties fo:font-variant="small-caps" style:text-position="5% 100%" style:font-name="Ringside Regular1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089763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2089689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208971520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0896844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6">Certificate </text:span>from CNAP<text:span text:style-name="T7"> on Fun</text:span></text:p>
          </table:table-cell>
        </table:table-row>
        <table:table-row table:style-name="TableLine105553208974848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208977152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20898304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20897740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208976640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08971264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20881766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08804608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208815360">
                <table:table-cell table:style-name="SoftwareEngineer.A1" office:value-type="string">
                  <text:p text:style-name="Table_20_Subheading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208815616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208815872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208816128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208816384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208816896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20881817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0555320881843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208818688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6-01T16:03:29.729315893</dc:date>
    <meta:editing-duration>PT4H48M33S</meta:editing-duration>
    <meta:editing-cycles>145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65" meta:non-whitespace-character-count="878"/>
  </office:meta>
</office:document-meta>
</file>